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ARGO HUANQUI ALEX REYN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0887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37691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RNA BRAVO, ALEJANDRO OM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548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ATOS DEL VALLE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58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